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Black" svg:font-family="'Arial Black'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 Black" fo:font-size="30pt" style:font-size-asian="30pt" style:font-size-complex="30pt"/>
    </style:style>
    <style:style style:name="P2" style:family="paragraph" style:parent-style-name="Text_20_body">
      <style:paragraph-properties fo:text-align="center" style:justify-single-word="false"/>
      <style:text-properties style:font-name="Arial Black" fo:font-size="18pt" style:font-size-asian="18pt" style:font-size-complex="18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5" style:family="paragraph" style:parent-style-name="Text_20_body">
      <style:text-properties style:font-name="Arial Black" fo:font-size="14pt" style:font-size-asian="14pt" style:font-size-complex="14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>
      <style:text-properties fo:font-size="13pt" style:font-size-asian="13pt" style:font-size-complex="13pt"/>
    </style:style>
    <style:style style:name="P8" style:family="paragraph" style:parent-style-name="Text_20_body">
      <style:text-properties style:font-name="Arial Black" fo:font-size="10pt" style:font-size-asian="10pt" style:font-size-complex="10pt"/>
    </style:style>
    <style:style style:name="T1" style:family="text">
      <style:text-properties style:font-name="Arial Black"/>
    </style:style>
    <style:style style:name="T2" style:family="text">
      <style:text-properties fo:font-variant="normal" fo:text-transform="none" style:font-name="Arial Black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PE 121L</text:p>
      <text:p text:style-name="P2">Spring 2006</text:p>
      <text:p text:style-name="P3"> </text:p>
      <text:p text:style-name="P4">Amir Malik</text:p>
      <text:p text:style-name="P3"> </text:p>
      <text:p text:style-name="P3"> </text:p>
      <text:p text:style-name="P5">Table of Contents</text:p>
      <text:p text:style-name="P6"> </text:p>
      <text:p text:style-name="P7"><text:span text:style-name="T1">I.<text:tab/>Application Notes</text:span></text:p>
      <text:p text:style-name="P8"><text:tab/>M68HC11A8 Schematics<text:tab/><text:tab/><text:tab/><text:tab/><text:tab/><text:tab/><text:tab/>AN-1</text:p>
      <text:p text:style-name="P8"><text:tab/>Address Decoding Notes<text:tab/><text:tab/><text:tab/><text:tab/><text:tab/><text:tab/><text:tab/>AN-2</text:p>
      <text:p text:style-name="P8"><text:tab/>HC11 I/O Pin Logic Handout<text:tab/><text:tab/><text:tab/><text:tab/><text:tab/><text:tab/>AN-3</text:p>
      <text:p text:style-name="P8"><text:tab/>Hysteresis Latch Notes<text:tab/><text:tab/><text:tab/><text:tab/><text:tab/><text:tab/><text:tab/>AN-4</text:p>
      <text:p text:style-name="P8"><text:tab/>HC11 Expansion Bus Timing Notes<text:tab/><text:tab/><text:tab/><text:tab/><text:tab/>AN-5</text:p>
      <text:p text:style-name="P8"><text:tab/>HC11 Expansion Bus Timing Diagram<text:tab/><text:tab/><text:tab/><text:tab/><text:tab/>AN-6</text:p>
      <text:p text:style-name="P8"><text:tab/>RS232C Protocol Notes<text:tab/><text:tab/><text:tab/><text:tab/><text:tab/><text:tab/><text:tab/>AN-7</text:p>
      <text:p text:style-name="P8"/>
      <text:p text:style-name="P7"><text:span text:style-name="T1">II.</text:span><text:span text:style-name="T2"><text:tab/></text:span><text:span text:style-name="T1">Data Sheets</text:span></text:p>
      <text:p text:style-name="P8"><text:tab/>MC68HC811E2<text:tab/><text:tab/><text:tab/><text:tab/><text:tab/><text:tab/><text:tab/><text:tab/>D-1</text:p>
      <text:p text:style-name="P8"><text:tab/>AMD AM29F010B<text:tab/><text:tab/><text:tab/><text:tab/><text:tab/><text:tab/><text:tab/><text:tab/>D-2</text:p>
      <text:p text:style-name="P8"><text:tab/>Hitachi HM62256B<text:tab/><text:tab/><text:tab/><text:tab/><text:tab/><text:tab/><text:tab/><text:tab/>D-3</text:p>
      <text:p text:style-name="P8"><text:tab/>Maxim MAX232<text:tab/><text:tab/><text:tab/><text:tab/><text:tab/><text:tab/><text:tab/><text:tab/>D-4</text:p>
      <text:p text:style-name="P8"><text:tab/>Philips 74HC/HCT00<text:tab/><text:tab/><text:tab/><text:tab/><text:tab/><text:tab/><text:tab/>D-5</text:p>
      <text:p text:style-name="P8"><text:tab/>Philips 74HC/HCT08<text:tab/><text:tab/><text:tab/><text:tab/><text:tab/><text:tab/><text:tab/>D-6</text:p>
      <text:p text:style-name="P8"><text:tab/>Philips 74HC/HCT573<text:tab/><text:tab/><text:tab/><text:tab/><text:tab/><text:tab/><text:tab/>D-7</text:p>
      <text:p text:style-name="P8"><text:tab/>Philips 74HC/HCT138<text:tab/><text:tab/><text:tab/><text:tab/><text:tab/><text:tab/><text:tab/>D-8</text:p>
      <text:p text:style-name="P8"><text:tab/>ST L7805C<text:tab/><text:tab/><text:tab/><text:tab/><text:tab/><text:tab/><text:tab/><text:tab/><text:tab/>D-9</text:p>
      <text:p text:style-name="P8"><text:tab/></text:p>
      <text:p text:style-name="P7"><text:span text:style-name="T1">III.</text:span><text:span text:style-name="T2"><text:tab/></text:span><text:span text:style-name="T1">Components</text:span></text:p>
      <text:p text:style-name="P8"><text:tab/>CMPE 121 Official Parts List<text:tab/><text:tab/><text:tab/><text:tab/><text:tab/><text:tab/>C-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Black" svg:font-family="'Arial Black'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mir Malik</meta:initial-creator>
    <meta:creation-date>2006-06-16T10:57:05</meta:creation-date>
    <dc:creator>Amir Malik</dc:creator>
    <dc:date>2006-06-16T11:15:51</dc:date>
    <dc:language>en-US</dc:language>
    <meta:editing-cycles>5</meta:editing-cycles>
    <meta:editing-duration>PT18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9" meta:word-count="104" meta:character-count="634"/>
  </office:meta>
</office:document-meta>
</file>